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text-align="center" style:justify-single-word="false"/>
    </style:style>
    <style:style style:name="P3" style:family="paragraph" style:parent-style-name="Standard">
      <style:paragraph-properties loext:contextual-spacing="false" fo:margin-top="0in" fo:margin-bottom="0in"/>
      <style:text-properties fo:font-weight="bold" style:font-weight-asian="bold"/>
    </style:style>
    <style:style style:name="P4" style:family="paragraph" style:parent-style-name="Standard">
      <style:paragraph-properties loext:contextual-spacing="false" fo:margin-top="0in" fo:margin-bottom="0in" fo:text-align="center" style:justify-single-word="false"/>
      <style:text-properties fo:font-weight="bold" style:font-weight-asian="bold"/>
    </style:style>
    <style:style style:name="P5" style:family="paragraph" style:parent-style-name="Standard">
      <style:paragraph-properties loext:contextual-spacing="false" fo:margin-top="0in" fo:margin-bottom="0in" fo:text-align="start" style:justify-single-word="false"/>
      <style:text-properties fo:font-weight="bold" style:font-weight-asian="bold"/>
    </style:style>
    <style:style style:name="P6" style:family="paragraph" style:parent-style-name="Standard">
      <style:paragraph-properties loext:contextual-spacing="false" fo:margin-top="0in" fo:margin-bottom="0in"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loext:contextual-spacing="false" fo:margin-left="0in" fo:margin-right="0in" fo:margin-top="0in" fo:margin-bottom="0in" fo:text-indent="0.5in" style:auto-text-indent="false"/>
    </style:style>
    <style:style style:name="P8" style:family="paragraph" style:parent-style-name="Standard">
      <style:paragraph-properties loext:contextual-spacing="false" fo:margin-left="0in" fo:margin-right="0in" fo:margin-top="0in" fo:margin-bottom="0in" fo:text-indent="0in" style:auto-text-indent="false"/>
    </style:style>
    <style:style style:name="P9" style:family="paragraph" style:parent-style-name="Standard">
      <style:paragraph-properties loext:contextual-spacing="false" fo:margin-left="0in" fo:margin-right="0in" fo:margin-top="0in" fo:margin-bottom="0in" fo:text-indent="0in" style:auto-text-indent="false"/>
      <style:text-properties fo:font-weight="bold" style:font-weight-asian="bold"/>
    </style:style>
    <style:style style:name="P10" style:family="paragraph" style:parent-style-name="Standard">
      <style:paragraph-properties loext:contextual-spacing="false" fo:margin-left="0in" fo:margin-right="0in" fo:margin-top="0in" fo:margin-bottom="0in" fo:text-indent="0in" style:auto-text-indent="false"/>
      <style:text-properties fo:font-weight="bold" style:font-weight-asian="bold" style:font-weight-complex="bold"/>
    </style:style>
    <style:style style:name="P11" style:family="paragraph" style:parent-style-name="Standard">
      <style:paragraph-properties loext:contextual-spacing="false" fo:margin-left="0in" fo:margin-right="0in" fo:margin-top="0in" fo:margin-bottom="0in" fo:text-indent="0in" style:auto-text-indent="false"/>
      <style:text-properties fo:font-weight="normal" style:font-weight-asian="normal" style:font-weight-complex="normal"/>
    </style:style>
    <style:style style:name="P12" style:family="paragraph" style:parent-style-name="Standard">
      <style:paragraph-properties loext:contextual-spacing="false" fo:margin-left="0.5in" fo:margin-right="0in" fo:margin-top="0in" fo:margin-bottom="0in" fo:text-indent="0in" style:auto-text-indent="false"/>
    </style:style>
    <style:style style:name="P13" style:family="paragraph" style:parent-style-name="Standard" style:master-page-name="Standard">
      <style:paragraph-properties loext:contextual-spacing="false" fo:margin-top="0in" fo:margin-bottom="0in" fo:text-align="center" style:justify-single-word="false" style:page-number="1"/>
      <style:text-properties fo:font-size="18pt" fo:font-weight="bold" style:font-size-asian="18pt" style:font-weight-asian="bold" style:font-size-complex="18pt"/>
    </style:style>
    <style:style style:name="P14" style:family="paragraph" style:parent-style-name="Standard">
      <style:paragraph-properties loext:contextual-spacing="false" fo:margin-top="0in" fo:margin-bottom="0in" fo:text-align="center" style:justify-single-word="false"/>
    </style:style>
    <style:style style:name="P15" style:family="paragraph" style:parent-style-name="Standard">
      <style:paragraph-properties loext:contextual-spacing="false" fo:margin-top="0in" fo:margin-bottom="0in"/>
    </style:style>
    <style:style style:name="P16" style:family="paragraph" style:parent-style-name="Standard" style:list-style-name="WWNum1">
      <style:paragraph-properties loext:contextual-spacing="true" fo:margin-left="1in" fo:margin-right="0in" fo:margin-top="0in" fo:margin-bottom="0in" fo:text-indent="-0.25in" style:auto-text-indent="false"/>
    </style:style>
    <style:style style:name="P17" style:family="paragraph" style:parent-style-name="Standard">
      <style:paragraph-properties loext:contextual-spacing="false" fo:margin-left="0in" fo:margin-right="0in" fo:margin-top="0in" fo:margin-bottom="0in" fo:text-indent="0.5in" style:auto-text-indent="false"/>
    </style:style>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fo:font-size="18pt" fo:font-weight="bold" style:font-size-asian="18pt" style:font-weight-asian="bold"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opics</text:p>
      <text:p text:style-name="P4">Hardware</text:p>
      <text:p text:style-name="P3">Router</text:p>
      <text:p text:style-name="P7">Much like a post office directs letters and packages, a router is a computer that specializes in directing small chunks of internet traffic which we call packets. <text:s/>Just like a letter has a label with a mailing address and destination address, each packet has a label with a source IP address and a destination IP address. <text:s/>When a post office receives a package, the postmaster must read the label in order to see where that package must be sent. <text:s/>It is often the case that the postmaster cannot send the package directly to its destination because it is too far away. <text:s/>Instead, the postmaster decides to send the package to another post office which is closer to the destination. <text:s/>The postmaster consults his list of reachable post offices that they can deliver to, and chooses one which is closer to the destination. <text:s/>This process of package forwarding continues from post office to post office until the package reaches a post office that can make the final delivery. <text:s/>When a router receives a packet, the router reads the destination IP address and looks in its routing table to decide which interconnecting router is closest to the destination, and forwards the packet to that router. <text:s/></text:p>
      <text:p text:style-name="P1"/>
      <text:p text:style-name="P1"><text:span text:style-name="T1">Network </text:span><text:span text:style-name="T1">Switch</text:span> </text:p>
      <text:p text:style-name="P7">A network switch is a much smaller and simpler version of a router. Network switches can be very useful because they can share a single IP address with many devices. <text:s/>It does so by routing packets based on their Media Access Control (MAC) addresses which can be thought of as a simpler version of IP addresses. <text:s/>MAC addresses are unique to each Network Interface. <text:s/>A switch has two sides: a local area network side, and a wide area network side. <text:s/>The local area side can have many wired connections to usable devices like a laptop, or even another switch. The wide area network side typically is limited to a single connection to another routing device.</text:p>
      <text:p text:style-name="P9"><text:tab/></text:p>
      <text:p text:style-name="P9">Ethernet Hub</text:p>
      <text:p text:style-name="P11"><text:tab/>An Ethernet hub is the simplest modern networking device. <text:s/>A hub does not perform any routing, instead it acts as a repeater by sending every packet received to every other connected device simultaneously. <text:s/>This lack of routing capabilities makes Ethernet hubs undesirable in most situations because it sends more packets than are necessary, making the network slower.</text:p>
      <text:p text:style-name="P11"/>
      <text:p text:style-name="P10">Network Address Translation (NAT)</text:p>
      <text:p text:style-name="P11"/>
      <text:p text:style-name="P3">Firewall</text:p>
      <text:p text:style-name="P9"><text:tab/><text:span text:style-name="T2">Before a packet can be safely read by a computer it must first go through the firewall. <text:s/>Firewalls are powerful applications </text:span><text:span text:style-name="T2">which </text:span><text:span text:style-name="T2">a user decide </text:span><text:span text:style-name="T2">what</text:span><text:span text:style-name="T2"> packets are safe to </text:span><text:span text:style-name="T2">read</text:span><text:span text:style-name="T2"> or reply to, and which should be blocked or ignored. <text:s/></text:span><text:span text:style-name="T2">Users can select packets based on their properties such as their destination IP addresses. <text:s/></text:span><text:span text:style-name="T2">Simple firewalls exist on your computer and are </text:span><text:span text:style-name="T2">designed </text:span><text:span text:style-name="T2">to protect your device, while more complex ones run on routers and serve to protect </text:span><text:span text:style-name="T2">all devices connected to it</text:span><text:span text:style-name="T2">.</text:span></text:p>
      <text:p text:style-name="P9"/>
      <text:p text:style-name="P9">*Wireless Access Point (WAP)</text:p>
      <text:p text:style-name="P8"><text:soft-page-break/><text:span text:style-name="T1"><text:tab/></text:span>A networking device that allows devices to connect to a wireless network via radio waves. A WAP can be a independent device, like the wireless at a coffee shop or fast food restaurant, or integrated with other devices such as a network router with network address translation commonly found in home routers.</text:p>
      <text:p text:style-name="P8"/>
      <text:p text:style-name="P9">Network Interface Card (NIC)</text:p>
      <text:p text:style-name="P8"><text:tab/>A Network Interface Card is a networking device that provides a computer, router or switch an interface with which it can communicate across a network. <text:s/>Each ethernet port in a router or switch has its own Network Interface Card. <text:s/>Most computers now have at least one network interface card built directly into the motherboard. Many mobile devices like laptops and smartphones also have a wireless NIC to connect to wireless networks.</text:p>
      <text:p text:style-name="P8"/>
      <text:p text:style-name="P9">Ethernet Cable</text:p>
      <text:p text:style-name="P7">The standard way to connect computers on a network over a wired connection. A standard Ethernet cable is slightly thicker than a phone cable and has an RJ45 connector on each end. Ethernet ports look similar to telephone jacks, but are slightly wider. Common categories are Cat5, Cat5e, Cat6, and Cat7.</text:p>
      <text:p text:style-name="P1"/>
      <text:p text:style-name="P4">Protocols - Ports (add port numbers)</text:p>
      <text:p text:style-name="P5">TCP</text:p>
      <text:p text:style-name="P7">Transmission Control Protocol is one of the main protocols of the Internet protocol suite. Part of the initial network implementation of Internet Protocol (IP), the entire suite is commonly referred to as TCP/IP. TCP provides reliable, ordered, and error-checked delivery of packets between applications running on hosts communicating by an IP network.</text:p>
      <text:p text:style-name="P7">A port is like a mailbox at your house. <text:s/>A computer has 65536 ports numbered from 0-65535. That's a lot of mailboxes. <text:s text:c="2"/>When you want to send a letter through the mail, you open your mailbox and put the letter in, and off it goes. <text:s/>When your computer wants to send a packet it must open a port with which to send with. <text:s/>Similarly, when your computer wants to receive a message, it must also open a port to “listen” for a message. This is where the metaphor for mail diverges slightly. <text:s/>For your computer to receive a message, the message must be sent to an open port, whereas mail will be delivered to your house whether the port is open or not.</text:p>
      <text:p text:style-name="P7"/>
      <text:p text:style-name="P9">UDP</text:p>
      <text:p text:style-name="P7">User Datagram Protocol is one of the core members of the Internet protocol suite. With UDP, computer applications can send messages, in this case referred to as datagrams, to other hosts on an Internet Protocol (IP) network. Prior communications are not required to set up transmission channels or data paths like TCP. It uses a simple connectionless transmission model with a minimum data integrity checking. Time-sensitive applications often use UDP because dropping packets is preferable to waiting for delayed packets, like video games or streaming media</text:p>
      <text:p text:style-name="P8"/>
      <text:p text:style-name="P9">FTP</text:p>
      <text:p text:style-name="P7">The File Transfer Protocol is a standard network protocol used to transfer computer files between a client and server on a computer network. It uses a client-server model, and users <text:soft-page-break/>may authenticate themselves with a clear-text sign-in protocol, normally in the form of a username and password, but can connect anonymously if the server is configured to allow it.</text:p>
      <text:p text:style-name="P8"/>
      <text:p text:style-name="P9">SSH</text:p>
      <text:p text:style-name="P8"><text:span text:style-name="T1"><text:tab/></text:span>Secure Shell is a cryptographic network protocol for operating network services securely. The best known example application is for remote login to computer systems by users. It provides a secure channel in a client-server architecture, connecting a client application with a server. Common applications include remote command-line login and remote command execution, but any network service can be secured with SSH. </text:p>
      <text:p text:style-name="P8"/>
      <text:p text:style-name="P9">Telnet</text:p>
      <text:p text:style-name="P8"><text:span text:style-name="T1"><text:tab/></text:span>Telnet is protocol used on the Internet or local area networks to provide a bidirectional interactive text-oriented communication facility using a virtual terminal connection. The name stands for "teletype network". Historically, Telnet provided access to a command-line interface on a remote host. However, because of serious security concerns when using Telnet over an open network such as the Internet, its use for this purpose has waned significantly in favor of SSH.</text:p>
      <text:p text:style-name="P8"/>
      <text:p text:style-name="P9">SMTP</text:p>
      <text:p text:style-name="P8"><text:span text:style-name="T1"><text:tab/></text:span>Simple Mail Transfer Protocol is an Internet standard for electronic mail transmission. Although electronic mail servers and other mail transfer agents use SMTP to send and receive mail messages, user-level client mail applications typically use SMTP only for sending messages to a mail server for relaying. For retrieving messages, client applications usually use either IMAP or POP3. SMTP connections secured by SSL, known as SMTPS, can be made using STARTTLS.</text:p>
      <text:p text:style-name="P8"/>
      <text:p text:style-name="P9">POP</text:p>
      <text:p text:style-name="P7">Post Office Protocol is an application-layer Internet standard protocol used by local e-mail clients to retrieve e-mail from a remote server over a TCP/IP connection. POP has been developed through several versions, with version 3 (POP3) being the last standard in common use before largely being made obsolete by the more advanced IMAP as well as webmail.</text:p>
      <text:p text:style-name="P8"/>
      <text:p text:style-name="P9">*DNS</text:p>
      <text:p text:style-name="P8"><text:tab/>Domain Name System is a decentralized naming system for computers, services, or any resource connected to the Internet or a private network. It associates various information with domain names assigned to each of the participating entities. It translates more readily memorized domain names to the numerical IP addresses needed for the purpose of locating and identifying computer services and devices with the underlying network protocols.</text:p>
      <text:p text:style-name="P8"/>
      <text:p text:style-name="P9">*HTTP</text:p>
      <text:p text:style-name="P7">The Hypertext Transfer Protocol is an application protocol for distributed, collaborative, hypermedia information systems.[1] HTTP is the foundation of data communication for the World Wide Web. Hypertext is structured text that uses logical links between nodes containing text. HTTP is the protocol to exchange or transfer hypertext.</text:p>
      <text:p text:style-name="P12"><text:soft-page-break/></text:p>
      <text:p text:style-name="P9">Basics - Standard method of communicating, common ports/services, port independent</text:p>
      <text:p text:style-name="P9">*What?</text:p>
      <text:p text:style-name="P8"/>
      <text:p text:style-name="P4">TCP/IP</text:p>
      <text:p text:style-name="P3">*IP address - v4, 32-bit, dotted decimal</text:p>
      <text:p text:style-name="P7">Internet Protocol version 4 is the fourth version of the Internet Protocol. It is one of the core protocols of standards-based internetworking methods in the Internet. IPv4 is a connectionless protocol for use on packet-switched networks. It operates on a best effort delivery model, in that it does not guarantee delivery, nor does it assure proper sequencing or avoidance of duplicate delivery. These aspects, including data integrity, are addressed by an upper layer transport protocol, such as the Transmission Control Protocol.</text:p>
      <text:p text:style-name="P1">*Picture from wikipedia page*</text:p>
      <text:p text:style-name="P1"/>
      <text:p text:style-name="P3">Address space exhaustion - v6, 128-bit, hex</text:p>
      <text:p text:style-name="P7">Internet Protocol version 6 is the most recent version of the Internet Protocol (IP), the communications protocol that provides an identification and location system for computers on networks and routes traffic across the Internet. It was devloped to deal with the long-anticipated problem of IPv4 address exhaustion. Every device on the Internet is assigned a unique IP address for identification and location definition. With the rapid growth of the Internet after commercialization in the 1990s, it became evident that far more addresses would be needed to connect devices than the IPv4 address space had available. By 1998, the Internet Engineering Task Force (IETF) had formalized the successor protocol. IPv6 uses a 128-bit address allowing 3.4×1038 addresses.</text:p>
      <text:p text:style-name="P8">*Picture from wikipedia page*</text:p>
      <text:p text:style-name="P1"/>
      <text:p text:style-name="P3">Private Networks - 10, 172.16 - 172.31, 192.168</text:p>
      <text:p text:style-name="P7">In the Internet addressing architecture, a private network is a network that uses private IP address space. These addresses are commonly used for home, office, and enterprise local area networks. Private IP address spaces were originally defined in an effort to delay IPv4 address exhaustion, but they are also a feature of IPv6 where exhaustion is not an issue. Addresses in the private space are not allocated to any specific organization, however, IP packets addressed from them cannot be transmitted through the public Internet, and so it must do so via a network address translator (NAT) gateway, or a proxy server.</text:p>
      <text:p text:style-name="P1"/>
      <text:p text:style-name="P3">Three way handshake - syn, ack, nak, fin</text:p>
      <text:p text:style-name="P1"><text:span text:style-name="T1"><text:tab/></text:span>A three-way handshake is the basis for all TCP communications and is used to establish a connection between two networked hosts as follows:</text:p>
      <text:p text:style-name="P1"/>
      <text:list xml:id="list7594565559768230179" text:style-name="WWNum1">
        <text:list-item>
          <text:p text:style-name="P16">Client sends a TCP packet to the server with the SYN flag set.</text:p>
        </text:list-item>
        <text:list-item>
          <text:p text:style-name="P16">Server responds to the client request with the SYN and ACK flags set.</text:p>
        </text:list-item>
        <text:list-item>
          <text:p text:style-name="P16">Client completes the connection by sending a packet with the ACK flag set.</text:p>
        </text:list-item>
      </text:list>
      <text:p text:style-name="P1"/>
      <text:p text:style-name="P1"><text:soft-page-break/>In order for the connection to exist, each side of the connection must send a SYN (Synchronize) flag and receive an ACK (Acknowledge) flag.</text:p>
      <text:p text:style-name="P1"/>
      <text:p text:style-name="P4">Internet</text:p>
      <text:p text:style-name="P3">OSI layer model</text:p>
      <text:p text:style-name="P7">The Open Systems Interconnection model is a conceptual model that characterizes and standardizes the communication functions of a telecommunication or computing system without regard to their underlying internal structure and technology. Its goal is the interoperability of diverse communication systems with standard protocols. A layer serves the layer above it and is served by the layer below it. </text:p>
      <text:p text:style-name="P7">*packet encapsulation picture and layer model picture*</text:p>
      <text:p text:style-name="P8"/>
      <text:p text:style-name="P3">URI - Scheme, host port, query, fragment</text:p>
      <text:p text:style-name="P7">In information technology, a Uniform Resource Identifier (URI) is a string of characters used to identify a resource. Such identification enables interaction with representations of the resource over a network, typically the World Wide Web, using specific protocols. The most common form of URI is the Uniform Resource Locator (URL), frequently referred to informally as a web address.</text:p>
      <text:p text:style-name="P7"/>
      <text:p text:style-name="P3">DNS - Recurser, TLD, domain, subdomain</text:p>
      <text:p text:style-name="P1">*already covered?*</text:p>
      <text:p text:style-name="P1"/>
      <text:p text:style-name="P3">*Website - Server, HTML</text:p>
      <text:p text:style-name="P7">A web server is a computer system that processes requests via HTTP, the basic network protocol used to distribute information on the World Wide Web. The term can refer to the entire system, or specifically to the software that accepts and supervises the HTTP requests.</text:p>
      <text:p text:style-name="P8"/>
      <text:p text:style-name="P3">*Browser - HTTP request/response, methods, header, cookies, referer, user-agent</text:p>
      <text:p text:style-name="P7">A web browser is a software application for retrieving, presenting and traversing information resources on the World Wide Web. An information resource is identified by a Uniform Resource Identifier that may be a web page, image, video or other piece of content. Hyperlinks present in resources enable users easily to navigate their browsers to related resources.</text:p>
      <text:p text:style-name="P2"><text:span text:style-name="T3">Exercises</text:span></text:p>
      <text:p text:style-name="P1"/>
      <text:p text:style-name="P1">router game, physically passing 'packets'</text:p>
      <text:p text:style-name="P1">- Designate students with an ip address and mac address (number, name?) to create a human binary tree network.</text:p>
      <text:p text:style-name="P1">- Break students up into two groups to make a relay race. </text:p>
      <text:p text:style-name="P1">- Have two sets of pre-made packets that will be passed from router-person to router-person.</text:p>
      <text:p text:style-name="P1">- Packets are simply layers of folded sheets of paper with a message in them.</text:p>
      <text:p text:style-name="P1">- The students must correctly route the packet to score points, packets that do not get routed correctly do not count.</text:p>
      <text:p text:style-name="P1">Whoever successfully sends the most/finishes sending the packets wins!</text:p>
      <text:p text:style-name="P1"><text:soft-page-break/></text:p>
      <text:p text:style-name="P1">Pre-made wireshark packet analysis</text:p>
      <text:p text:style-name="P1">python web/ftp server? Students can write their own homepage and visit others</text:p>
      <text:p text:style-name="P2"/>
      <text:p text:style-name="P6">Labs</text:p>
      <text:p text:style-name="P1">TBD</text:p>
      <text:p text:style-name="P1"/>
      <text:p text:style-name="P6">Sources</text:p>
      <text:p text:style-name="P1">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1-27T13:13:38</dc:date>
    <meta:editing-duration>PT3H6M47S</meta:editing-duration>
    <meta:editing-cycles>31</meta:editing-cycles>
    <dc:creator>  </dc:creator>
    <meta:document-statistic meta:table-count="0" meta:image-count="0" meta:object-count="0" meta:page-count="6" meta:paragraph-count="81" meta:word-count="2171" meta:character-count="13508"/>
  </office:meta>
</office:document-meta>
</file>